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0.409in" style:rel-column-width="3872*"/>
    </style:style>
    <style:style style:name="Table1.B" style:family="table-column">
      <style:table-column-properties style:column-width="0.3736in" style:rel-column-width="3537*"/>
    </style:style>
    <style:style style:name="Table1.C" style:family="table-column">
      <style:table-column-properties style:column-width="1.3521in" style:rel-column-width="12794*"/>
    </style:style>
    <style:style style:name="Table1.D" style:family="table-column">
      <style:table-column-properties style:column-width="1.35in" style:rel-column-width="12774*"/>
    </style:style>
    <style:style style:name="Table1.E" style:family="table-column">
      <style:table-column-properties style:column-width="1.1222in" style:rel-column-width="10617*"/>
    </style:style>
    <style:style style:name="Table1.F" style:family="table-column">
      <style:table-column-properties style:column-width="1.159in" style:rel-column-width="10966*"/>
    </style:style>
    <style:style style:name="Table1.G" style:family="table-column">
      <style:table-column-properties style:column-width="1.1597in" style:rel-column-width="10975*"/>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8">
      <style:paragraph-properties fo:margin-top="0in" fo:margin-bottom="0.0201in"/>
    </style:style>
    <style:style style:name="P10" style:family="paragraph" style:parent-style-name="Standard">
      <style:paragraph-properties fo:margin-left="0.7417in" fo:margin-right="0in" fo:text-indent="-0.2417in" style:auto-text-indent="false">
        <style:tab-stops/>
      </style:paragraph-properties>
    </style:style>
    <style:style style:name="P11" style:family="paragraph" style:parent-style-name="Standard" style:list-style-name="L7">
      <style:text-properties fo:font-weight="normal" style:font-weight-asian="normal" style:font-weight-complex="normal"/>
    </style:style>
    <style:style style:name="P12" style:family="paragraph" style:parent-style-name="Text_20_body" style:list-style-name="L9"/>
    <style:style style:name="P13" style:family="paragraph" style:parent-style-name="Table_20_Heading">
      <style:text-properties fo:font-size="9pt" style:font-size-asian="9pt" style:font-size-complex="9pt"/>
    </style:style>
    <style:style style:name="P14" style:family="paragraph" style:parent-style-name="Table_20_Contents">
      <style:text-properties fo:font-size="9pt" style:font-size-asian="9pt" style:font-size-complex="9pt"/>
    </style:style>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Standard">
      <style:paragraph-properties fo:margin-left="0.5in" fo:margin-right="0in" fo:text-indent="0in" style:auto-text-indent="false"/>
      <style:text-properties style:font-name="Courier"/>
    </style:style>
    <style:style style:name="P20" style:family="paragraph" style:parent-style-name="Standard">
      <style:text-properties fo:font-size="10pt"/>
    </style:style>
    <style:style style:name="P21" style:family="paragraph" style:parent-style-name="Text_20_body">
      <style:paragraph-properties fo:margin-left="0.4917in" fo:margin-right="0in" fo:text-indent="0in" style:auto-text-indent="false"/>
    </style:style>
    <style:style style:name="P22" style:family="paragraph" style:parent-style-name="Text_20_body" style:list-style-name="L15"/>
    <style:style style:name="P23" style:family="paragraph" style:parent-style-name="Standard" style:list-style-name="L16"/>
    <style:style style:name="P24" style:family="paragraph" style:parent-style-name="Standard" style:list-style-name="L17"/>
    <style:style style:name="P25" style:family="paragraph" style:parent-style-name="Text_20_body" style:list-style-name="L18"/>
    <style:style style:name="P26" style:family="paragraph" style:parent-style-name="Heading_20_2">
      <style:text-properties fo:font-weight="bold" style:font-weight-asian="bold" style:font-weight-complex="bold"/>
    </style:style>
    <style:style style:name="P27" style:family="paragraph" style:parent-style-name="Standard" style:list-style-name="L19"/>
    <style:style style:name="P28" style:family="paragraph" style:parent-style-name="Standard">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Courier"/>
    </style:style>
    <style:style style:name="T5" style:family="text">
      <style:text-properties style:font-name="Bitstream Vera Serif1"/>
    </style:style>
    <style:style style:name="T6" style:family="text">
      <style:text-properties style:font-name="Courier" fo:font-style="italic" style:font-style-asian="italic" style:font-style-complex="italic"/>
    </style:style>
    <style:style style:name="T7" style:family="text">
      <style:text-properties fo:font-size="10pt" fo:font-style="normal" style:font-style-asian="normal" style:font-style-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ll Resolver Design Specification</text:h>
      <text:p text:style-name="Standard">Revised: March 15, 2006</text:p>
      <text:h text:style-name="Heading_20_1" text:outline-level="1">Introduction</text:h>
      <text:p text:style-name="Standard">This memo is the first step towards a design specification for the Call Resolver feature. It builds on documents from earlier projects. This draft also includes notes on project planning.</text:p>
      <text:h text:style-name="Heading_20_1" text:outline-level="1">Business Requirements</text:h>
      <text:list text:style-name="L1">
        <text:list-item>
          <text:p text:style-name="P1">The Call Resolver analyzes the calls handled by a sipX PBX and distills a set of Call Detail Records (CDRs) describing the calls.</text:p>
        </text:list-item>
        <text:list-item>
          <text:p text:style-name="P1">The Call Resolver can be scheduled to run automatically on a daily basis.</text:p>
        </text:list-item>
        <text:list-item>
          <text:p text:style-name="P1">CDRs are intended for use by the customer to generate and validate billing.</text:p>
        </text:list-item>
        <text:list-item>
          <text:p text:style-name="P1">CDRs are sensitive data that must be handled securely.</text:p>
        </text:list-item>
        <text:list-item>
          <text:p text:style-name="P1">Each CDR corresponds to a single SIP call.</text:p>
        </text:list-item>
        <text:list-item>
          <text:p text:style-name="P1">Both successfully completed calls and calls that end with errors are covered.</text:p>
        </text:list-item>
        <text:list-item>
          <text:p text:style-name="P1">CDRs are made available in a relational database that can be accessed via standard means such as ODBC. The schema is stable and documented.</text:p>
        </text:list-item>
        <text:list-item>
          <text:p text:style-name="P1">35 days worth of CDR data are retained. After 35 days, records are purged.</text:p>
        </text:list-item>
      </text:list>
      <text:p text:style-name="Standard"/>
      <text:p text:style-name="Standard">Non-requirements:</text:p>
      <text:list text:style-name="L2">
        <text:list-item>
          <text:p text:style-name="P2">Report generation is not provided.</text:p>
        </text:list-item>
      </text:list>
      <text:list text:style-name="L3">
        <text:list-item>
          <text:p text:style-name="P3">We do not (yet) link together multiple calls that comprise a larger transaction, such as:</text:p>
        </text:list-item>
      </text:list>
      <text:list text:style-name="L4">
        <text:list-item>
          <text:list>
            <text:list-item>
              <text:p text:style-name="P4">Calls that are received by an ACD and subequently handed off to an agent</text:p>
            </text:list-item>
            <text:list-item>
              <text:p text:style-name="P4">Transfers, whether blind or consultative</text:p>
            </text:list-item>
            <text:list-item>
              <text:p text:style-name="P4">Conference calls</text:p>
            </text:list-item>
          </text:list>
        </text:list-item>
        <text:list-item>
          <text:p text:style-name="P4">CDR processing is not “<text:span text:style-name="T1">highly available.</text:span>” There are single points of failure and data may be lost in the event of system or network outages.</text:p>
        </text:list-item>
      </text:list>
      <text:h text:style-name="Heading_20_1" text:outline-level="1">Functional Requirements</text:h>
      <text:list text:style-name="L5">
        <text:list-item>
          <text:p text:style-name="P5"><text:span text:style-name="T2">The Call Resolver creates a CDR for each call</text:span> handled by the ECS (a.k.a. PBX), that includes:</text:p>
          <text:list>
            <text:list-item>
              <text:p text:style-name="P5"><text:span text:style-name="T3">Caller info</text:span><text:span text:style-name="T2"> from SIP headers: AOR and contact URL.</text:span></text:p>
            </text:list-item>
            <text:list-item>
              <text:p text:style-name="P5"><text:span text:style-name="T3">Callee info</text:span><text:span text:style-name="T2"> from SIP headers: AOR and contact URL.</text:span></text:p>
            </text:list-item>
            <text:list-item>
              <text:p text:style-name="P5"><text:span text:style-name="T3">Start time</text:span> of the call in GMT. <text:s/>This is when the SIP INVITE is received by the proxy.</text:p>
            </text:list-item>
          </text:list>
        </text:list-item>
      </text:list>
      <text:list text:style-name="L6">
        <text:list-item>
          <text:list>
            <text:list-item>
              <text:p text:style-name="P6"><text:span text:style-name="T3">Connect time</text:span> of the call in GMT. <text:s/>This is when the proxy receives the caller's ACK in response to the callee's 200 OK.</text:p>
            </text:list-item>
            <text:list-item>
              <text:p text:style-name="P6"><text:span text:style-name="T3">End time</text:span> of the call in GMT. <text:s/>This is when the call was terminated. Typically that happens when the SIP BYE is received by the proxy, but calls may also end in a error state.</text:p>
            </text:list-item>
            <text:list-item>
              <text:p text:style-name="P6"><text:span text:style-name="T3">Termination code</text:span>: an enumeration value indicating how a call was terminated.</text:p>
            </text:list-item>
          </text:list>
        </text:list-item>
      </text:list>
      <text:list text:style-name="L7">
        <text:list-item>
          <text:list>
            <text:list-item>
              <text:p text:style-name="P7"><text:span text:style-name="T3">Failure code</text:span>: if a call fails for some reason, then the SIP error response code, such as 4xx, 5xx, 6xx, is recorded in this data element.</text:p>
            </text:list-item>
            <text:list-item>
              <text:p text:style-name="P7"><text:span text:style-name="T3">SIP dialog ID</text:span>: the combination of call ID, from tag, and to tag that uniquely identifies the call. Not directly relevant for billing, but is useful for debugging or for post-processing CDRs to link related calls together. For example, one might want to link together the call legs involved in a consultative transfer.</text:p>
            </text:list-item>
          </text:list>
        </text:list-item>
      </text:list>
      <text:list text:style-name="L8">
        <text:list-item>
          <text:list>
            <text:list-item>
              <text:p text:style-name="P8"><text:span text:style-name="T3">Call direction</text:span>: inbound, outbound, or intranetwork. Inbound/outbound is with respect to a gateway:</text:p>
              <text:list>
                <text:list-item>
                  <text:p text:style-name="P8">An inbound call is a call initiated from a PSTN gateway.</text:p>
                </text:list-item>
                <text:list-item>
                  <text:p text:style-name="P8">An outbound call is a call initiated from a phone to a PSTN gateway.</text:p>
                </text:list-item>
                <text:list-item>
                  <text:p text:style-name="P9">An intranetwork call is a call that does not go through a PSTN gateway.</text:p>
                </text:list-item>
              </text:list>
            </text:list-item>
          </text:list>
        </text:list-item>
      </text:list>
      <text:p text:style-name="P10"><text:tab/>Call direction is a customer-specific requirement that is implemented as a Call Resolver add-on.</text:p>
      <text:list text:style-name="L7">
        <text:list-item>
          <text:p text:style-name="P11">CDRs are created from <text:span text:style-name="T3">Call State Events (CSEs)</text:span> logged by the forking proxy and auth proxy. By default, 35 days of CSE data are also retained, but that is separately configurable if desired. Having the CSE data underpinning the CDRs is helpful if questions <text:s/>come up. It is always a good idea to keep at least an hour or so of CSE data around so that the Call Resolver can analyze calls that span reporting periods.</text:p>
        </text:list-item>
        <text:list-item>
          <text:p text:style-name="P7"><text:span text:style-name="T3">Configuration </text:span><text:span text:style-name="T2">of the Call Resolver and of CSE logging can be done through the config server so that the user is not forced to edit config files manually.</text:span></text:p>
        </text:list-item>
        <text:list-item>
          <text:p text:style-name="P7"><text:span text:style-name="T3">PostgreSQL</text:span> is the database product used for CDR storage, the same database product used by the config server. PostgreSQL version 7.4 or higher is required. Version 8.0 or higher is recommended.</text:p>
        </text:list-item>
        <text:list-item>
          <text:p text:style-name="P7"><text:span text:style-name="T3">Distributed proxies</text:span>. In the initial release, only non-HA configurations with a single forking proxy and auth proxy on a single machine are supported. However, the software design anticipates distributed proxies so that it will be straightforward to provide this in a future release.</text:p>
        </text:list-item>
      </text:list>
      <text:h text:style-name="Heading_20_1" text:outline-level="1">Software Design</text:h>
      <text:h text:style-name="Heading_20_2" text:outline-level="2">Call State Event (CSE) Logging</text:h>
      <text:p text:style-name="Text_20_body">In support of the Call Resolver, CSEs are logged to a relational database rather than to XML. (XML event logging is still supported, but is deprecated.) The database provides robust, unified storage with a query capability. “Unified” means that CSEs from different proxies are stored together rather than being distributed across separate log files for each proxy. In the future this will support unified logging from distributed proxies; initially all proxies must run on the same machine.</text:p>
      <text:p text:style-name="Text_20_body">Logging to a DB is done via ODBC. This new capability is implemented in the C++ code for the forking proxy and auth proxy.</text:p>
      <text:p text:style-name="Text_20_body">See the separate CSE logging spec for details.</text:p>
      <text:h text:style-name="Heading_20_2" text:outline-level="2">Call Resolver</text:h>
      <text:p text:style-name="Text_20_body">The Call Resolver is a new subproject of sipXproxy. It is implemented in Ruby, using the ActiveRecord component of the Rails framework for object-relational mapping to the database. We chose Ruby because it is a high-productivity scripting language that is ideal for such tasks, and because ActiveRecord is a superior technology for database access.</text:p>
      <text:h text:style-name="Heading_20_3" text:outline-level="3">Call Resolution</text:h>
      <text:p text:style-name="Text_20_body">CDRs are stored in three tables:</text:p>
      <text:list text:style-name="L9">
        <text:list-item>
          <text:p text:style-name="P12"><text:span text:style-name="T3">dialogs</text:span>: holds the SIP dialog identifier consisting of the call_id, from_tag, and to_tag.</text:p>
        </text:list-item>
        <text:list-item>
          <text:p text:style-name="P12"><text:span text:style-name="T3">parties</text:span>: holds AORs and contact URLs for the caller and callee.</text:p>
        </text:list-item>
        <text:list-item>
          <text:p text:style-name="P12"><text:span text:style-name="T3">cdrs</text:span>: holds the CDR records with additional info such as the start_time, connect_time, and end_time.</text:p>
        </text:list-item>
      </text:list>
      <text:p text:style-name="Standard">To make life simpler for users, we provide a single view, <text:span text:style-name="T4">view_cdrs</text:span>, that includes the most commonly used CDR data in a single flat list so that users don't have to worry about joining multiple tables. The user can simply do <text:span text:style-name="T4">select * from view_cdrs</text:span> and get a list of records that look like this:</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13">Row</text:p>
            </table:table-cell>
            <table:table-cell table:style-name="Table1.A1" office:value-type="string">
              <text:p text:style-name="P13">id</text:p>
            </table:table-cell>
            <table:table-cell table:style-name="Table1.A1" office:value-type="string">
              <text:p text:style-name="P13">caller_aor</text:p>
            </table:table-cell>
            <table:table-cell table:style-name="Table1.A1" office:value-type="string">
              <text:p text:style-name="P13">callee_aor</text:p>
            </table:table-cell>
            <table:table-cell table:style-name="Table1.A1" office:value-type="string">
              <text:p text:style-name="P13">start_time</text:p>
            </table:table-cell>
            <table:table-cell table:style-name="Table1.A1" office:value-type="string">
              <text:p text:style-name="P13">connect_time</text:p>
            </table:table-cell>
            <table:table-cell table:style-name="Table1.G1" office:value-type="string">
              <text:p text:style-name="P13">end_time</text:p>
            </table:table-cell>
          </table:table-row>
        </table:table-header-rows>
        <table:table-row>
          <table:table-cell table:style-name="Table1.A2" office:value-type="string">
            <text:p text:style-name="P14">1</text:p>
          </table:table-cell>
          <table:table-cell table:style-name="Table1.A2" office:value-type="string">
            <text:p text:style-name="P14">1</text:p>
          </table:table-cell>
          <table:table-cell table:style-name="Table1.A2" office:value-type="string">
            <text:p text:style-name="P14">sip:bob@biloxi.com</text:p>
          </table:table-cell>
          <table:table-cell table:style-name="Table1.A2" office:value-type="string">
            <text:p text:style-name="P14">sip:jay@biloxi.com</text:p>
          </table:table-cell>
          <table:table-cell table:style-name="Table1.A2" office:value-type="string">
            <text:p text:style-name="P14">1:00:00 PM</text:p>
          </table:table-cell>
          <table:table-cell table:style-name="Table1.A2" office:value-type="string">
            <text:p text:style-name="P14">1:00:01 PM</text:p>
          </table:table-cell>
          <table:table-cell table:style-name="Table1.G2" office:value-type="string">
            <text:p text:style-name="P14">1:05:00 PM</text:p>
          </table:table-cell>
        </table:table-row>
      </table:table>
      <text:p text:style-name="Standard"/>
      <text:p text:style-name="Standard">To fit on one line, the above presentation is simplified, showing just time values in date/time columns and omitting the <text:span text:style-name="T4">termination</text:span>, <text:span text:style-name="T4">failure_status</text:span> and <text:span text:style-name="T4">failure_reason</text:span> columns, which are part of the view. As noted in the code comments above, times are displayed in GMT. See <text:span text:style-name="T4">sipXproxy/etc/database/schema.sql</text:span> for details.</text:p>
      <text:p text:style-name="Standard"/>
      <text:p text:style-name="Standard">For each table, there is a matching class defined in the code: <text:span text:style-name="T4">Dialog</text:span>, <text:span text:style-name="T4">Party</text:span>, <text:span text:style-name="T4">Cdr</text:span>.</text:p>
      <text:p text:style-name="Standard"/>
      <text:p text:style-name="Text_20_body">Define the following single-char codes for the CDR <text:span text:style-name="T4">termination</text:span> column:</text:p>
      <text:list text:style-name="L10">
        <text:list-item>
          <text:p text:style-name="P15">R: call requested – got a call_request event, but no other events.</text:p>
        </text:list-item>
        <text:list-item>
          <text:p text:style-name="P15">I: call in progress – got both call_request and call_setup events.</text:p>
        </text:list-item>
        <text:list-item>
          <text:p text:style-name="P15">C: successful call completion – call_request, call_setup, and call_end with no errors.</text:p>
        </text:list-item>
        <text:list-item>
          <text:p text:style-name="P15">F: call failed – an error occurred.</text:p>
        </text:list-item>
      </text:list>
      <text:p text:style-name="Text_20_body">In the case of a failure, the <text:span text:style-name="T4">failure_status</text:span> column is set to the SIP error code, for example, 486 <text:s/>when the line is busy. The <text:span text:style-name="T4">failure_reason</text:span> column is set to error text. To save space, if the error text is the default for that SIP error code, then the column is left NULL. For example, the default error text for a 486 code is “Busy Here”. (We could easily set up the CDRs view to show the default error text rather than NULL, if desired.)</text:p>
      <text:p text:style-name="Text_20_body">The Call Resolver is invoked with:</text:p>
      <text:list text:style-name="L11">
        <text:list-item>
          <text:p text:style-name="P16">start and end date/time values that specify the time window to analyze</text:p>
        </text:list-item>
        <text:list-item>
          <text:p text:style-name="P16">an override flag that indicates whether to overwrite CDRs that were completely analyzed in a previous run (default is false)</text:p>
        </text:list-item>
      </text:list>
      <text:p text:style-name="Text_20_body">All CSEs in that window are processed as follows:</text:p>
      <text:list text:style-name="L12">
        <text:list-item>
          <text:p text:style-name="P17">Query the CSE DB for all events in the time window.</text:p>
        </text:list-item>
        <text:list-item>
          <text:p text:style-name="P17">Sort all events by <text:span text:style-name="T4">call_id</text:span>. Only CSEs are processed, observer events are ignored.</text:p>
        </text:list-item>
        <text:list-item>
          <text:p text:style-name="P17">For each <text:span text:style-name="T4">call_id</text:span>:</text:p>
        </text:list-item>
      </text:list>
      <text:list text:style-name="L13">
        <text:list-item>
          <text:list>
            <text:list-item>
              <text:p text:style-name="P18">Examine the set of events with that call_id. If present, the from_url and to_url values must not be different, but some events in the call may not have one or both of these, and should be considered to be a match so long as the call_id value matches. If the from_url or to_url values differ, then “bail out”. “Bail out” means log a message at the appropriate level depending on the error condition, discard the events, and continue with the next call_id.</text:p>
              <text:p text:style-name="P18">Order the events within a call by the event_time value. Query the DB to pull in any additional events with the same call_id that occur outside the window. This allows us to handle calls that span time windows. Note the payoff from using a DB rather than log files, which do not offer random access.</text:p>
            </text:list-item>
            <text:list-item>
              <text:p text:style-name="P18">Create an in-memory Cdr instance named <text:span text:style-name="T4">cdr</text:span>.</text:p>
            </text:list-item>
            <text:list-item>
              <text:p text:style-name="P18">Find the first call_request event (event_type = 'R'), the event with the earliest timestamp. If one is found, then:</text:p>
              <text:list>
                <text:list-item>
                  <text:p text:style-name="P18">Create a <text:span text:style-name="T4">Dialog</text:span> instance, <text:span text:style-name="T4">dialog</text:span>. Set <text:span text:style-name="T4">dialog.call_id</text:span> and <text:span text:style-name="T4">dialog.from_tag</text:span> from the event.</text:p>
                </text:list-item>
                <text:list-item>
                  <text:p text:style-name="P18">Create a <text:span text:style-name="T4">Party</text:span> instance, <text:span text:style-name="T4">caller</text:span>, for the caller:</text:p>
                  <text:list>
                    <text:list-item>
                      <text:p text:style-name="P18">Set <text:span text:style-name="T4">caller.aor</text:span> to the aor part of the <text:span text:style-name="T4">from_url</text:span> value from the call_request, stripping any tags from the <text:span text:style-name="T4">from_url</text:span><text:span text:style-name="T5">. (Convert aor to a canonical format using Url class?)</text:span></text:p>
                    </text:list-item>
                    <text:list-item>
                      <text:p text:style-name="P18"><text:span text:style-name="T5">S</text:span>et <text:span text:style-name="T4">caller.contact</text:span> to the <text:span text:style-name="T4">contact</text:span> value of the call_request.</text:p>
                    </text:list-item>
                  </text:list>
                </text:list-item>
                <text:list-item>
                  <text:p text:style-name="P18">Create a <text:span text:style-name="T4">Party</text:span> instance, <text:span text:style-name="T4">callee</text:span>, for the callee:</text:p>
                  <text:list>
                    <text:list-item>
                      <text:p text:style-name="P18">Set <text:span text:style-name="T4">callee.aor</text:span> to the aor part of the <text:span text:style-name="T4">to_url</text:span> value from the call_request, stripping any tags from the <text:span text:style-name="T4">to_url</text:span><text:span text:style-name="T5">. </text:span></text:p>
                    </text:list-item>
                  </text:list>
                </text:list-item>
                <text:list-item>
                  <text:p text:style-name="P18">Create a <text:span text:style-name="T4">Cdr</text:span> instance, <text:span text:style-name="T4">cdr</text:span>:</text:p>
                  <text:list>
                    <text:list-item>
                      <text:p text:style-name="P18">Set <text:span text:style-name="T4">cdr.start_time</text:span> to the timestamp from the call_request.</text:p>
                    </text:list-item>
                    <text:list-item>
                      <text:p text:style-name="P18">Set <text:span text:style-name="T4">cdr.termination</text:span> provisionally to “R” meaning “call requested”.</text:p>
                    </text:list-item>
                  </text:list>
                </text:list-item>
              </text:list>
            </text:list-item>
            <text:list-item>
              <text:p text:style-name="P18">If no call_request event is found, then bail out.</text:p>
            </text:list-item>
            <text:list-item>
              <text:p text:style-name="P18">Find the first call_setup event (event_type = 'S'). If one is found, then:</text:p>
              <text:list>
                <text:list-item>
                  <text:p text:style-name="P18">Set <text:span text:style-name="T4">dialog.to_tag</text:span> from the event.</text:p>
                </text:list-item>
                <text:list-item>
                  <text:p text:style-name="P18">Set <text:span text:style-name="T4">callee.contact</text:span> from the <text:span text:style-name="T4">contact</text:span> value of the event.</text:p>
                </text:list-item>
                <text:list-item>
                  <text:p text:style-name="P18">Set <text:span text:style-name="T4">cdr.connect_time</text:span> to the timestamp from the event.</text:p>
                </text:list-item>
                <text:list-item>
                  <text:p text:style-name="P18">Set <text:span text:style-name="T4">cdr.termination</text:span> provisionally to “I” meaning “call in progress”.</text:p>
                </text:list-item>
                <text:list-item>
                  <text:p text:style-name="P18">If <text:span text:style-name="T4">cdr.connect_time</text:span> is &lt;= <text:span text:style-name="T4">cdr.start_time</text:span>, then bail out.</text:p>
                </text:list-item>
              </text:list>
            </text:list-item>
            <text:list-item>
              <text:p text:style-name="P18">If there are <text:span text:style-name="T4">call_failure</text:span><text:span text:style-name="T5"> </text:span>events, then find the last one and:</text:p>
              <text:list>
                <text:list-item>
                  <text:p text:style-name="P18">Set <text:span text:style-name="T4">cdr.end_time</text:span> to the timestamp from the <text:span text:style-name="T4">call_failure</text:span> event.</text:p>
                </text:list-item>
                <text:list-item>
                  <text:p text:style-name="P18">Set <text:span text:style-name="T4">cdr.termination</text:span> to “F” for failure.</text:p>
                </text:list-item>
                <text:list-item>
                  <text:p text:style-name="P18">Set <text:span text:style-name="T4">cdr.failure_status</text:span> and <text:span text:style-name="T4">cdr.failure_reason</text:span> from the <text:span text:style-name="T4">failure_status</text:span> and <text:span text:style-name="T4">failure_reason</text:span> values of the event. As noted earlier, if <text:span text:style-name="T4">failure_reason</text:span> in the event is the default error text, then leave <text:span text:style-name="T4">cdr.failure_reason</text:span> empty.</text:p>
                </text:list-item>
              </text:list>
            </text:list-item>
            <text:list-item>
              <text:p text:style-name="P18">Find the last <text:span text:style-name="T4">call_end</text:span> event whose call_id, from_tag, and to_tag exactly match those in the selected call_setup event. If one is found, then:</text:p>
              <text:list>
                <text:list-item>
                  <text:p text:style-name="P18">If no <text:span text:style-name="T4">call_setup</text:span> event was found then bail out.</text:p>
                </text:list-item>
                <text:list-item>
                  <text:p text:style-name="P18">Set <text:span text:style-name="T4">cdr.end_time</text:span> to the timestamp from the <text:span text:style-name="T4">call_end</text:span> event.</text:p>
                </text:list-item>
                <text:list-item>
                  <text:p text:style-name="P18">Set <text:span text:style-name="T4">cdr.termination</text:span> to “C” meaning “successful call completion”.</text:p>
                </text:list-item>
              </text:list>
            </text:list-item>
            <text:list-item>
              <text:p text:style-name="P18">If no matching call_end event is found, then keep going.</text:p>
            </text:list-item>
            <text:list-item>
              <text:p text:style-name="P18">If <text:span text:style-name="T4">cdr.end_time</text:span> &lt;= <text:span text:style-name="T4">cdr.connect_time</text:span> then bail out.</text:p>
            </text:list-item>
            <text:list-item>
              <text:p text:style-name="P18">Look in the CDR DB for a CDR with matching dialog info (<text:span text:style-name="T4">call_id</text:span>, <text:span text:style-name="T4">from_tag</text:span>, <text:span text:style-name="T4">to_tag</text:span>).</text:p>
              <text:list>
                <text:list-item>
                  <text:p text:style-name="P18">If there is no preexisting CDR, then save the in-memory <text:span text:style-name="T4">dialog</text:span>, <text:span text:style-name="T4">caller</text:span>, <text:span text:style-name="T4">callee</text:span>, and <text:span text:style-name="T4">cdr</text:span> objects, with foreign key values tying them together. For the <text:span text:style-name="T4">dialog</text:span>, <text:span text:style-name="T4">caller</text:span>, and <text:span text:style-name="T4">callee</text:span>, look for preexisting objects in the CDR DB with matching values and don't create duplicates.</text:p>
                </text:list-item>
                <text:list-item>
                  <text:p text:style-name="P18">If there is a preexisting CDR, then overwrite it if it is incomplete (<text:span text:style-name="T4">termination</text:span> is R or I) or the <text:span text:style-name="T4">overwrite</text:span> flag is true. Otherwise discard the in-memory data without saving it.</text:p>
                </text:list-item>
              </text:list>
            </text:list-item>
            <text:list-item>
              <text:p text:style-name="P18">Continue with the next call_id.</text:p>
            </text:list-item>
          </text:list>
        </text:list-item>
      </text:list>
      <text:h text:style-name="Heading_20_3" text:outline-level="3">Invoking the Call Resolver</text:h>
      <text:p text:style-name="Standard">The Call Resolver is invoked as follows:</text:p>
      <text:p text:style-name="Standard"/>
      <text:p text:style-name="P19">sipxcallresolver.sh --start <text:span text:style-name="T1">start_time</text:span> --end <text:span text:style-name="T1">end_time</text:span></text:p>
      <text:p text:style-name="Standard"/>
      <text:p text:style-name="Standard">where <text:span text:style-name="T6">start_time</text:span> and <text:span text:style-name="T6">end_time</text:span> define the time window to be analyzed. Example:</text:p>
      <text:p text:style-name="Standard"/>
      <text:p text:style-name="P19">sipxcallresolver.sh --start “2007-01-31T03:00:00<text:span text:style-name="T7">”</text:span> --end “2007-02-01T03:00:00<text:span text:style-name="T7">”</text:span></text:p>
      <text:p text:style-name="Standard"/>
      <text:p text:style-name="P20">covers the time window from 3 AM on January 31, 2007 until 3 AM on February 1, 2007. A variety of time input formats are supported: RFC 2822 (email), RFC 2616 (HTTP), and ISO 8601 (the subset used by XML Schema). Times are interpreted relative to the local timezone if a timezone is not specified.</text:p>
      <text:p text:style-name="Standard"/>
      <text:p text:style-name="Standard">Typically the Call Resolver is scheduled to run automatically by setting configuration parameters, as described in the next section, rather than by being invoked manually.</text:p>
      <text:h text:style-name="Heading_20_3" text:outline-level="3">Scheduling the Call Resolver</text:h>
      <text:p text:style-name="Text_20_body">The Call Resolver has a config file, callresolver.in. Set</text:p>
      <text:p text:style-name="P21">SIP_CALLRESOLVER_RUN_DAILY : ENABLE (default is DISABLE)</text:p>
      <text:p text:style-name="P21">SIP_CALLRESOLVER_TIME_TO_RUN : 1:11 AM (default is 3:00 AM)</text:p>
      <text:p text:style-name="Text_20_body">for example, to run the resolver every day at 1:11 AM. If you wish to run the resolver more frequently, then disable the daily run and set up your own cron job outside of sipX, to run the resolver at any desired interval.</text:p>
      <text:p text:style-name="Text_20_body">In order to supply the resolver with CSE data, CSE logging to the database must be enabled for both the forking proxy and the auth proxy. See the CSE logging spec.</text:p>
      <text:p text:style-name="Text_20_body">In general, users can ignore config files and set these parameters through sipXconfig.</text:p>
      <text:h text:style-name="Heading_20_3" text:outline-level="3">Logging</text:h>
      <text:p text:style-name="Text_20_body">Like other sipX executables, the Call Resolver supports logging, in this case to <text:span text:style-name="T4">var/log/sipxpbx/sipcallresolver.log</text:span>. Following the standard pattern, these configuration parameters control logging:</text:p>
      <text:list text:style-name="L15">
        <text:list-item>
          <text:p text:style-name="P22">SIP_CALLRESOLVER_LOG_CONSOLE</text:p>
        </text:list-item>
        <text:list-item>
          <text:p text:style-name="P22">SIP_CALLRESOLVER_LOG_DIR</text:p>
        </text:list-item>
        <text:list-item>
          <text:p text:style-name="P22">SIP_CALLRESOLVER_LOG_LEVEL</text:p>
        </text:list-item>
      </text:list>
      <text:h text:style-name="Heading_20_3" text:outline-level="3">Call Direction</text:h>
      <text:h text:style-name="Heading_20_4" text:outline-level="4">Algorithm</text:h>
      <text:p text:style-name="Standard">With a SIP call, the caller and the callee each have an “address of record” (AOR) such as "Bob &lt;sip:<text:a xlink:type="simple" xlink:href="mailto:bob@biloxi.com">bob@biloxi.com</text:a>&gt;". They each also have a “contact”, where the AOR has been mapped to a network address, for example "&lt;sip:<text:a xlink:type="simple" xlink:href="mailto:bob@192.0.2.4">bob@192.0.2.4</text:a>&gt;". We'll use the term “contact host” for the host part of the contact address, e.g., “192.0.2.4”. Here's how to figure out call direction:</text:p>
      <text:p text:style-name="Standard"/>
      <text:list text:style-name="L16">
        <text:list-item>
          <text:p text:style-name="P23">When the contact host for the original INVITE resolves to a PSTN gateway, the call is incoming.</text:p>
        </text:list-item>
        <text:list-item>
          <text:p text:style-name="P23">When the contact host for the 200 OK response resolves to a PSTN gateway, the call is outgoing.</text:p>
        </text:list-item>
        <text:list-item>
          <text:p text:style-name="P23">An intranetwork call is a call for which neither the caller contact host nor the callee contact host matches a PSTN gateway address.</text:p>
        </text:list-item>
      </text:list>
      <text:p text:style-name="Standard"/>
      <text:p text:style-name="Standard">In looking for a match, we need to keep in mind that a contact host may be a DNS name like “gateway.biloxi.com” or an IP address like “192.0.2.5”. Both cases must be checked. We will accomplish that by converting all DNS names to IP addresses, to provide a standard format for address comparison. Note that reverse lookup from IP address to DNS name is possible in principle, but in practice the necessary DNS records are often not set up properly.</text:p>
      <text:h text:style-name="Heading_20_4" text:outline-level="4">Schema</text:h>
      <text:p text:style-name="Standard">The file <text:span text:style-name="T4">sipXproxy/etc/database/schema.sql</text:span> defines the base schema. To support call direction, we add:</text:p>
      <text:p text:style-name="Standard"/>
      <text:list text:style-name="L17">
        <text:list-item>
          <text:p text:style-name="P24">a <text:span text:style-name="T4">call_directions</text:span> table that adds call direction to the <text:span text:style-name="T4">cdrs</text:span> table</text:p>
        </text:list-item>
        <text:list-item>
          <text:p text:style-name="P24">a view, <text:span text:style-name="T4">view_cdrs_cleveland</text:span>, that adds call direction to the <text:span text:style-name="T4">view_cdrs</text:span> view</text:p>
        </text:list-item>
      </text:list>
      <text:p text:style-name="Standard"/>
      <text:p text:style-name="Standard">The word “cleveland” is a code name for the customer. These add-ons to the schema are defined in <text:span text:style-name="T4">sipXproxy/etc/database/cleveland.sql</text:span>. See that file for details.</text:p>
      <text:h text:style-name="Heading_20_4" text:outline-level="4">Requirements</text:h>
      <text:p text:style-name="Text_20_body">The Call Resolver must know all the gateway addresses. It gets them by querying the configuration server database. We require that:</text:p>
      <text:list text:style-name="L18">
        <text:list-item>
          <text:p text:style-name="P25">All active gateways are registered with the configuration server, rather than being configured manually.</text:p>
        </text:list-item>
        <text:list-item>
          <text:p text:style-name="P25">All gateways are PSTN gateways for the purposes of figuring out call direction.</text:p>
        </text:list-item>
        <text:list-item>
          <text:p text:style-name="P25">The Call Resolver is installed on the same physical server as the configuration server.</text:p>
        </text:list-item>
      </text:list>
      <text:p text:style-name="Text_20_body">These requirements apply to the first Call Resolver release and could be loosened in future releases.</text:p>
      <text:p text:style-name="Text_20_body">Note that this simple design can run into problems in a scenario where there are branch offices, each with their own PBX and gateways, with a central Call Manager that routes between them. The Call Manager acts as a gateway, so interoffice calls through the Call Manager will look like incoming or outgoing calls to the calling and called offices, respectively, even though they don't go to the PSTN. If we make the software a little smarter so that it knows that the Call Manager is not a PSTN gateway, then there are still problems if the Call Manager is used to implement least cost routing. In that case, an outgoing call originating in one office could be routed by the Call Manager to a gateway in another branch office, to save money. But the caller's PBX won't know about that other gateway, so it won't know that the call should be considered outgoing. For the initial release, we'll assume that interoffice calls are much less common than intraoffice calls, and therefore that this limitation is acceptable.</text:p>
      <text:h text:style-name="P26" text:outline-level="2">Unit testing</text:h>
      <text:p text:style-name="Standard">Achieve good (80-90%) code coverage with unit tests.</text:p>
      <text:h text:style-name="Heading_20_2" text:outline-level="2">Notes</text:h>
      <text:list text:style-name="L19">
        <text:list-item>
          <text:p text:style-name="P27"><text:span text:style-name="T3">Database independence</text:span>. Avoid lock-in to PostgreSQL or any other database product. We can still take advantage of database-specific features as long as they don't compromise portability, e.g. PostgreSQL's TEXT data type for unbounded variable-length text values.</text:p>
        </text:list-item>
        <text:list-item>
          <text:p text:style-name="P27"><text:span text:style-name="T3">Distributed proxies</text:span><text:span text:style-name="T2">. The CSE DB to which a proxy writes CSEs is always colocated (same machine) with the proxy, to reduce load on the runtime system and to ensure that CSEs can be recorded without any dependency on network connections. Thus if proxies are distributed, there are multiple CSE DBs. But there is never more than one CDR DB.</text:span></text:p>
        </text:list-item>
        <text:list-item>
          <text:p text:style-name="P27"><text:span text:style-name="T3">Security</text:span><text:span text:style-name="T2">. Access to either the CSE or CDR DB is authenticated. Data is encrypted on the wire using a protocol such as SSL or TLS. In the initial release, all data is local, so there is no “on the wire” to worry about.</text:span></text:p>
        </text:list-item>
      </text:lis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14z0" style:family="text">
      <style:text-properties style:font-name="Symbol"/>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number text:level="2" style:num-suffix="." style:num-format="1">
        <style:list-level-properties text:min-label-width="0.25in"/>
      </text:list-level-style-number>
      <text:list-level-style-number text:level="3" style:num-suffix="." style:num-format="1">
        <style:list-level-properties text:min-label-width="0.25in"/>
      </text:list-level-style-number>
      <text:list-level-style-number text:level="4" style:num-suffix="." style:num-format="1">
        <style:list-level-properties text:space-before="0.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3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3-03T14:56:21</meta:creation-date>
    <dc:creator>Walter Gillett</dc:creator>
    <dc:date>2006-03-15T10:41:31</dc:date>
    <meta:printed-by>Walter Gillett</meta:printed-by>
    <meta:print-date>2006-03-15T10:37:54</meta:print-date>
    <dc:language>en-US</dc:language>
    <meta:editing-cycles>72</meta:editing-cycles>
    <meta:editing-duration>PT20H36M47S</meta:editing-duration>
    <meta:user-defined meta:name="Info 1"/>
    <meta:user-defined meta:name="Info 2"/>
    <meta:user-defined meta:name="Info 3"/>
    <meta:user-defined meta:name="Info 4"/>
    <meta:document-statistic meta:table-count="1" meta:image-count="0" meta:object-count="0" meta:page-count="7" meta:paragraph-count="160" meta:word-count="2838" meta:character-count="16292"/>
  </office:meta>
</office:document-meta>
</file>